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NewRomanPS-BoldMT" svg:font-family="TimesNewRomanPS-BoldMT"/>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font-name="Ari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style:font-weight-asian="bold" style:font-weight-complex="normal"/>
    </style:style>
    <style:style style:name="T8" style:family="text">
      <style:text-properties fo:font-weight="bold" style:font-weight-asian="bold" style:font-weight-complex="bold"/>
    </style:style>
    <style:style style:name="T9" style:family="text">
      <style:text-properties style:font-name="TimesNewRomanPSMT" fo:font-size="12pt" style:font-name-asian="TimesNewRomanPSMT" style:font-size-asian="12pt" style:font-name-complex="TimesNewRomanPSMT" style:font-size-complex="12pt"/>
    </style:style>
    <style:style style:name="T10"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11" style:family="text">
      <style:text-properties style:font-name="Arial" fo:font-size="12pt" fo:language="fr" fo:country="FR" style:font-name-asian="TimesNewRomanPSMT" style:font-size-asian="12pt" style:font-name-complex="TimesNewRomanPSMT" style:font-size-complex="12pt"/>
    </style:style>
    <style:style style:name="T12" style:family="text">
      <style:text-properties fo:font-size="12pt"/>
    </style:style>
    <style:style style:name="T13" style:family="text">
      <style:text-properties fo:font-size="12pt" style:font-size-asian="12pt" style:font-size-complex="12pt"/>
    </style:style>
    <style:style style:name="T14" style:family="text">
      <style:text-properties fo:font-size="12pt" style:font-name-asian="TimesNewRomanPSMT" style:font-size-asian="12pt" style:font-name-complex="TimesNewRomanPSMT" style:font-size-complex="12pt"/>
    </style:style>
    <style:style style:name="T15" style:family="text">
      <style:text-properties fo:font-size="12pt" fo:font-weight="bold" style:font-name-asian="TimesNewRomanPS-BoldMT" style:font-size-asian="12pt" style:font-weight-asian="bold" style:font-name-complex="TimesNewRomanPS-BoldMT" style:font-size-complex="12pt" style:font-weight-complex="bold"/>
    </style:style>
    <style:style style:name="T16" style:family="text">
      <style:text-properties fo:font-size="12pt" fo:font-weight="normal" style:font-name-asian="TimesNewRomanPSMT" style:font-size-asian="12pt" style:font-weight-asian="normal" style:font-name-complex="TimesNewRomanPSMT" style:font-size-complex="12pt" style:font-weight-complex="normal"/>
    </style:style>
    <style:style style:name="T17" style:family="text">
      <style:text-properties style:font-name-asian="TimesNewRomanPSMT"/>
    </style:style>
    <style:style style:name="T18" style:family="text">
      <style:text-properties style:font-size-asian="12pt"/>
    </style:style>
    <style:style style:name="T19" style:family="text">
      <style:text-properties style:font-name-complex="TimesNewRomanPSMT"/>
    </style:style>
    <style:style style:name="T20" style:family="text">
      <style:text-properties style:font-size-complex="12pt"/>
    </style:style>
    <style:style style:name="T21" style:family="text">
      <style:text-properties style:font-name="Arial"/>
    </style:style>
    <style:style style:name="T22" style:family="text">
      <style:text-properties style:font-name="Arial" fo:font-size="12pt" fo:language="fr" fo:country="FR" style:font-name-asian="TimesNewRomanPSMT" style:font-size-asian="12pt" style:font-name-complex="TimesNewRomanPSMT" style:font-size-complex="12pt"/>
    </style:style>
    <style:style style:name="T23" style:family="text">
      <style:text-properties style:font-name="Arial" fo:font-size="12pt" style:font-name-asian="TimesNewRomanPSMT" style:font-size-asian="12pt" style:font-name-complex="TimesNewRomanPSMT" style:font-size-complex="12pt"/>
    </style:style>
    <style:style style:name="T24" style:family="text">
      <style:text-properties style:font-name="Arial" fo:font-size="12pt" fo:font-weight="bold" style:font-name-asian="TimesNewRomanPS-BoldMT" style:font-size-asian="12pt" style:font-weight-asian="bold" style:font-name-complex="TimesNewRomanPS-BoldMT" style:font-size-complex="12pt" style:font-weight-complex="bold"/>
    </style:style>
    <style:style style:name="T25" style:family="text">
      <style:text-properties style:font-name="Arial" fo:font-size="12pt" style:font-size-asian="12pt" style:font-size-complex="12pt"/>
    </style:style>
    <style:style style:name="T26" style:family="text">
      <style:text-properties style:font-name="Arial" fo:language="fr" fo:country="FR"/>
    </style:style>
    <style:style style:name="T27" style:family="text">
      <style:text-properties style:font-name="Arial" fo:font-weight="normal" style:font-weight-asian="bold" style:font-weight-complex="normal"/>
    </style:style>
    <style:style style:name="T28" style:family="text">
      <style:text-properties style:font-name="TimesNewRomanPS-BoldMT" fo:font-size="12pt" fo:font-weight="bold" style:font-name-asian="TimesNewRomanPS-BoldMT" style:font-size-asian="12pt" style:font-weight-asian="bold" style:font-name-complex="TimesNewRomanPS-BoldMT" style:font-size-complex="12pt" style:font-weight-complex="bold"/>
    </style:style>
    <style:style style:name="T29" style:family="text">
      <style:text-properties fo:color="#000081" style:font-name="Arial" fo:font-size="12pt" style:font-name-asian="TimesNewRomanPSMT" style:font-size-asian="12pt" style:font-name-complex="TimesNewRomanPSMT" style:font-size-complex="12pt"/>
    </style:style>
    <style:style style:name="T30" style:family="text">
      <style:text-properties fo:color="#000000" style:font-name="Arial" fo:font-size="12pt" style:font-name-asian="TimesNewRomanPSMT" style:font-size-asian="12pt" style:font-name-complex="TimesNewRomanPSMT" style:font-size-complex="12pt"/>
    </style:style>
    <style:style style:name="T31" style:family="text">
      <style:text-properties style:font-weight-asian="normal"/>
    </style:style>
    <style:style style:name="T32" style:family="text">
      <style:text-properties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ructions d'installation</text:h>
      <text:p text:style-name="Text_20_body"><text:span text:style-name="T11">Télécha</text:span><text:span text:style-name="T11">rger le programme d'installation le plus récent à partir de </text:span><text:a xlink:type="simple" xlink:href="http://www.clamwin.com/"><text:span text:style-name="T26">www.clamwin.com</text:span></text:a><text:span text:style-name="T26">. F</text:span><text:span text:style-name="T11">ermez tous les programmes en cours</text:span><text:span text:style-name="T26"> (spécialement Outlook et ClamWin), </text:span><text:span text:style-name="T11">puis double-cliquez sur le fichier téléchargé pour le lancer. Si une ancienne version </text:span><text:span text:style-name="T23">de ClamWin est déjà installée , vous pouvez la mettre à jour en lançant le programme d'installation d'une version plus récente de ClamWin, et en écrasant la version existante.</text:span></text:p>
      <text:p text:style-name="P1">A<text:span text:style-name="T14">près avoir cliqué sur </text:span><text:span text:style-name="T15">Next (Suivant) </text:span><text:span text:style-name="T14">sur la fenêtre initiale, les termes d'utilisation seront affichés. Ce programme est placé sous la licence publique gé</text:span><text:span text:style-name="T23">nérale GNU. Vous devez accepter les conditions de cette licence pour utiliser ce programme. </text:span><text:span text:style-name="T30">Le programme d'installation installera également les fichiers binaires de Clam AntiVirus (</text:span><text:a xlink:type="simple" xlink:href="http://www.clamav.net/lang-pref/fr/"><text:span text:style-name="T29">www.clamav.net</text:span></text:a><text:span text:style-name="T30">), qui sont également distribués sous la licence publique générale GNU.</text:span></text:p>
      <text:p text:style-name="P1"><text:span text:style-name="T30">La fenêtre suivante vous demandera si vous voulez rendre disponible ClamWin pour chaque utilisateurs de l'ordinateur ou seulement pour vous. Nous vous recommandons de le rendre disponible pour chaque utilisateurs.</text:span></text:p>
      <text:p text:style-name="Text_20_body"><text:span text:style-name="T30">Ensuite, le programme vous demandera où vous désirez installer ClamWin. L'option par défaut est </text:span><text:span text:style-name="T23">normalement la bonne, et vous ne devriez la changer que si vous avez une raison particulière de le faire.</text:span></text:p>
      <text:p text:style-name="Text_20_body"><text:span text:style-name="T23">Ensuite, vous sera demandé quelles parties du programme vous désirez installer.</text:span></text:p>
      <text:p text:style-name="Text_20_body"><text:span text:style-name="T23">Deux choix (ClamAV Files et ClamWin Files) sont grisées et ne peuvent pas être désélectionnées. Cela parce que ces fichiers sont essentiels au bon fonctionnement du programme. Les autres options sont les suivantes:</text:span></text:p>
      <text:p text:style-name="Text_20_body"><text:span text:style-name="T24">Integration with Windows Explorer (Intégration avec Windows Explorer) </text:span><text:span text:style-name="T23">: Si cette option est sélectionnée, une option supplémentaire sera ajoutée au menu contextuel de Windows Explorer, vous permettant d'analyser aisément et rapidement des fichiers.</text:span></text:p>
      <text:p text:style-name="Text_20_body"><text:span text:style-name="T15">Integration with Microsoft Outlook (Intégration avec Microsoft Outlook)</text:span><text:span text:style-name="T14">: Si cette option est </text:span><text:span text:style-name="T23">sélectionnée, une extension à Outlook sera installée, qui vérifiera automatiquement que les courriels rentrants et sortants sont exempts de virus. Notez bien que cette option n'apparaitra que si Microsoft Outlook (et non Outlook Express) est installé.</text:span></text:p>
      <text:p text:style-name="Text_20_body"><text:span text:style-name="T8">International Help Files (Fichiers d'Aide International)</text:span><text:span text:style-name="T7">: Cette option a plusieurs sous-sections pour les différentes langues. Bien que ClamWin ne soit pas encore disponible en versions localisées, les membres de la communauté ont fourni des traductions des fichiers d'aide et/ou d</text:span><text:span text:style-name="T27">es manuels. Le choix d'une langue dans cette section installera les traductions de ces fichiers.</text:span></text:p>
      <text:p text:style-name="Text_20_body"><text:span text:style-name="T27">Ensuite, le programme vous demandera dans quel dossier du menu Démarrer les icônes de </text:span><text:span text:style-name="T25">ClamWin doivent être placées. Par défaut, un nouveau dossier appelé </text:span><text:span text:style-name="T24">ClamWin Antivirus </text:span><text:span text:style-name="T25">sera </text:span><text:span text:style-name="T23">crée, et les icônes placées dedans.</text:span></text:p>
      <text:p text:style-name="Text_20_body"><text:span text:style-name="T14">L'écran suivant vous demandera si vous aimeriez télécharger les signatures des virus aussitôt </text:span><text:span text:style-name="T23">l'installation terminée. C'est une bonne idée de mettre à jour les signatures des virus aussitôt que possible. Noter cependant que si vous êtes connecté à Internet en utilisant un proxy, vous devriez d'abord configurer les paramètres de votre proxy avant de pouvoir télécharger les mises à jour, vous devrez donc le faire plus tard. </text:span></text:p>
      <text:p text:style-name="Text_20_body"><text:span text:style-name="T14">Cet écran vous propose également l'option de placer une icône de raccourci sur le </text:span><text:span text:style-name="T14">bureau.</text:span></text:p>
      <text:p text:style-name="Text_20_body">L'écran final affiche un résumé des options que vous avez sélectionné. Pour installer ClamWin avec <text:span text:style-name="T13">les options sélectionnées, cliquez sur </text:span><text:span text:style-name="T15">Install (Installer)</text:span><text:span text:style-name="T13">. Pour revenir en arrière afin de changer certaines options, cliquez sur </text:span><text:span text:style-name="T15">&lt; Back (&lt; Retour)</text:span><text:span text:style-name="T13">.</text:span></text:p>
      <text:p text:style-name="Text_20_body"><text:span text:style-name="T13">Si vous avez sélectionné </text:span><text:span text:style-name="T15">Download Virus Database Files (Télécharger les signatures des virus)</text:span><text:span text:style-name="T13">, cela sera fait une fois le </text:span><text:span text:style-name="T14">programme installé. Vous aurez alors besoin d'être connecté à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NewRomanPS-BoldMT" svg:font-family="TimesNewRomanPS-BoldMT"/>
    <style:font-face style:name="TimesNewRomanPSMT" svg:font-family="TimesNewRomanPSMT"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9T21:49:04</meta:creation-date>
    <dc:creator>Dylan</dc:creator>
    <dc:date>2007-07-07T02:49:26</dc:date>
    <dc:language>fr-FR</dc:language>
    <meta:editing-cycles>29</meta:editing-cycles>
    <meta:editing-duration>PT1H40M34S</meta:editing-duration>
    <meta:user-defined meta:name="Info 1"/>
    <meta:user-defined meta:name="Info 2"/>
    <meta:user-defined meta:name="Info 3"/>
    <meta:user-defined meta:name="Info 4"/>
    <meta:document-statistic meta:table-count="0" meta:image-count="0" meta:object-count="0" meta:page-count="2" meta:paragraph-count="15" meta:word-count="546" meta:character-count="3710"/>
  </office:meta>
</office:document-meta>
</file>